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s almost complete, this desirable moment when bike becomes an extension of body. When I stop thinking of “human” and “bike” as a pair, but instead as a unit. That's when you feel the unspoken ease of relationship between human and machine. I had that connection with my old sailboat, the Tegarri. In fact, I had this theory that boat chooses owners... wait... “owner” isn't the right word. “Owner” alludes to dominance. I believe the right word is <text:span text:style-name="T1">stewardship.</text:span><text:span text:style-name="T2"> Just like our relationship with nature and animals is one of symbiosis and stewardship (rather than the popular notion of ownership and obliteration). There is a shared awe between entities, as if the two will always try to understand the other, all-the-while knowing that each can never be owned. Boats find owners, dogs find partners and bikes find their extension – the final piece of the machinery which turns the cogs and bangs the sprockets. </text:span></text:p>
      <text:p text:style-name="Standard"><text:span text:style-name="T2"><text:tab/>That's the desired relationship, and I'm almost there with the Trek 520 (nicknamed by little Katie Did the Zoomerang, which I think is just fine). But it can't happen yet. I can't collide self with machine just yet. Something is still missing. The barter is not complete. </text:span></text:p>
      <text:p text:style-name="Standard"><text:span text:style-name="T2"><text:tab/>I traded Alex at 20/20 Cycles a mic, a folding bike and an amp for the Zoomerang - but I also promised him a thorough lineage of ownership of the Peavey amp. An account of the history of the amplifier from my point of view, to the best of my recollection, citing as many sources as I could. </text:span></text:p>
      <text:p text:style-name="Standard"><text:span text:style-name="T2"><text:tab/>That's the final piece of the puzzle. The last part of the bargain. The stories we tell … they matter. They are a history of our literal lives dripped like wax through the siphon of time into the mold of legend. Each one of us has a legend. Here's the legend of the Peavey Vintage Amplifier.</text:span></text:p>
      <text:p text:style-name="Standard"><text:span text:style-name="T2"><text:tab/>When I was in elementary school, a kid named Justin McNulty once sighed and told me “well, Alex, at least you're original.” I tried to get him to explain what he meant, because I had no idea what he was talking about. I'm 33 now and I think I have more perspective on the matter. Maybe. </text:span></text:p>
      <text:p text:style-name="Standard"><text:span text:style-name="T2"><text:tab/>I lived in my own world as a child. I created universes in my brain. I didn't understand the point of popular music, or being “cool” or selecting a style and fitting-in. </text:span></text:p>
      <text:p text:style-name="Standard"><text:span text:style-name="T2"><text:tab/>I received a cassette tape deck from my grandmother in the 3</text:span><text:span text:style-name="T3">rd</text:span><text:span text:style-name="T2"> great and it was the best gift ever because it could record my voice and it fit in my backpack. I could always keep myself entertained with that thing. Or anything, really. I was the kind of kid who didn't need MTV because I never had a problem with boredom. I was always up to something.</text:span></text:p>
      <text:p text:style-name="Standard"><text:span text:style-name="T2"><text:tab/>There was a kid in my 7</text:span><text:span text:style-name="T3">th</text:span><text:span text:style-name="T2"> grade geometry class with one of those small-body guitars that's flat at the top of the neck, so the tuning pegs are at the base of the bridge. I didn't know anything about guitars or popular music or what was cool. All I knew was that his guitar was incredible. To me it presented an unlimited spectrum of challenge, options and learning. It was complicated, it required dexterity and strength, it required the ability to move both hands (and eventually mouth) independently, yet in perfect unison. It was the perfect challenge, and it seemed like the sort of thing that I'd never get bored with. </text:span></text:p>
      <text:p text:style-name="Standard"><text:span text:style-name="T2"><text:tab/>We didn't have much money growing-up, but my father was a helluva good man who loved his kids. He always put us first at the sacrifice of himself. My sister and I were a living reminder of our mother, who passed-away a few years earlier. He always wanted to make us happy, and “seeing” mom in our characters brought him joy. Well, my mother loved music. She was a gifted pianist (and oil painter). So even though we didn't really have the expendable income to afford a luxury like an electric guitar, it made my father happy, in 1991, to give me an electric guitar for my birthday.</text:span></text:p>
      <text:p text:style-name="Standard"><text:span text:style-name="T2"><text:tab/>The guitar was nothing special. It was a Stratocaster rip-off by a company called Lotus (like that park next to Pike Place Market). It was black and it never stayed in tune. But I played the hell out of it. I started with “Hot Cross Buns” and “Aura Lee” and – I guess I'm kind of proud of this now that I think of it after 20 years of it being in the vault) – I quickly got bored with the stuff in the flimsy “learn to play the guitar” books, and set myself to perfecting the intro and solo to “Octopus's Garden.” I practiced nothing else – listened to nothing else, returning the needle over-and-over again on the record – for months before the music felt natural.</text:span></text:p>
      <text:p text:style-name="Standard"><text:span text:style-name="T2"><text:tab/>But the music also felt hollow. I had an electric guitar, but I'd never experienced the joy of plugging it into an amplifier. So that Christmas, back in 1991 (I did the math. I was in the 7</text:span><text:span text:style-name="T3">th</text:span><text:span text:style-name="T2"> grade in 91) my father took me to my favorite place on earth - better'n Disneyland - the American Music in </text:span><text:soft-page-break/><text:span text:style-name="T2">Tukwila. We were going to get a guitar amp. </text:span></text:p>
      <text:p text:style-name="Standard"><text:span text:style-name="T2"><text:tab/>Everything about American Music stoked my embers. Bright glittering Marshal Stacks piled to the ceiling. Every guitar on the wall looked like an individual masterpiece. It was a place where technology, engineering, talent, craftsmanship and passion all collided into the magical undefinable aura of creating music. </text:span></text:p>
      <text:p text:style-name="Standard"><text:span text:style-name="T2"><text:tab/>But we were poor, so it was the used section for us. I was sheltered, so the only thing I knew about amps was that the “good ones” were black and said “Marshall.” But all the black Marshall amps were way out of our price range, and since this was a gift from my father to me, the choice of amp was up to him.</text:span></text:p>
      <text:p text:style-name="Standard"><text:span text:style-name="T2"><text:tab/>He settled on a smaller amp than I was expecting (I was a little disappointed, but I never let it show. I mean, I was a kid, and kids get their hopes up) and one with a texture that I hated (although I never said anything).</text:span></text:p>
      <text:p text:style-name="Standard"><text:span text:style-name="T2"><text:tab/>It was a Peavey amplifier (called a Peavey Vintage, made in '73 - I guess they called things “vintage” back then, too. Go figure) with fake vinyl tweed liner. All solid-state tubes with two 12” speakers covered by brown diagonal mesh... and a red light on top that slowly burned-on as the amp warmed up.</text:span></text:p>
      <text:p text:style-name="Standard"><text:span text:style-name="T2"><text:tab/>I didn't like that amp at the time, but that's because I didn't understand its beauty and its power. The truth is, that amp was amazing. It was everything that an amp could possibly be. It was heavy and well-manufactured. The carry-handle was made of double-think stitched leather, not cheap plastic or rubber, and never broke. The volume was controlled by both a Master and Volume control, which gave intimate control to ease into a driving crescendo. </text:span></text:p>
      <text:p text:style-name="Standard"><text:span text:style-name="T2"><text:tab/>God damn that amp was perfect. </text:span></text:p>
      <text:p text:style-name="Standard"><text:span text:style-name="T2"><text:tab/>And I was just some kid who had no idea the power with which he wielded. </text:span></text:p>
      <text:p text:style-name="Standard"><text:span text:style-name="T2"><text:tab/>I used the Peavey Vintage for years. For all of my bands, even during the summer when those christians tried to convert me and I played bass in a christian rock band (oh, the hilarious memory of an adult – an actual adult – leading a discussion with us, trying to get us to reveal how often we jerked-off so we could repent and be saved), or the sad Jr. High band in Ted Miller's garage which was just a couple of “school band” kids who didn't know how to improvise or jam, and the amp was too heavy for me to carry to Ted's house, so I rolled it six blocks on top of an office chair, and Ted's brother was always hilarious and poor Ted later overdosed and died, and now that garage is forever dark.</text:span></text:p>
      <text:p text:style-name="Standard"><text:span text:style-name="T2"><text:tab/>But the amp... the Peavey was the amp I used in college when I was so desperate to play in a band that I provided the bass &amp; drums for two non-musicians and taught them how to play, just so we could screw around and have fun in the afternoons. </text:span></text:p>
      <text:p text:style-name="Standard"><text:span text:style-name="T2"><text:tab/>The Peavey is the amp I used in the only real band I ever started, when we practiced in the basement of that house on 23</text:span><text:span text:style-name="T3">rd</text:span><text:span text:style-name="T2"> &amp; Madison (which I walked by today in the midst of deep thought) – the amp I insisted on using when we recorded a record with that Gary dude up in Shoreline, which was more of an attempt to capture a moment in time, than an attempt to disseminate our music unto a populous. </text:span></text:p>
      <text:p text:style-name="Standard"><text:span text:style-name="T2"><text:tab/>Then came the day when I read Charles R. Cross's book about Kurt Cobain. I didn't know anything about Kurt Cobain, but I loved Charles (who is the counter-culture lightning rod behind the Rocket, a weekly newspaper here in Seattle back in the day), so I wanted to support him and read his book.</text:span></text:p>
      <text:p text:style-name="Standard"><text:span text:style-name="T2"><text:tab/>There was an interesting section of that book which describes Kurt's first amplifier as being a 1973 Peavey Vintage tube amp with two 12” speakers and phony vinyl tweed siding. That seemed like a helluva coincidence. Kurt Cobain, a guy I respected but didn't know anything about, had the same first guitar amp.</text:span></text:p>
      <text:p text:style-name="Standard"><text:span text:style-name="T2"><text:tab/>Then I started digging a little deeper. I've been to lots of shows and seen lots of amps on display, but I've never seen a Peavey Vintage amplifier. I always look and I never see one. I see Orange amps everywhere. I see Marshalls everywhere. I see Line6 everywhere. I never saw a Peavey Vintage. </text:span></text:p>
      <text:p text:style-name="Standard"><text:soft-page-break/><text:span text:style-name="T2"><text:tab/>Turns out they are quite rare. They didn't make many, as they were intended as lower-end practice amps for people who couldn't afford a Fender Twin Reverb back in '73. It's just sort-of an oddity amp.</text:span></text:p>
      <text:p text:style-name="Standard"><text:span text:style-name="T2"><text:tab/>So I started thinking there might be a chance that my Peavey amp was one-in-the-same as Kurt's Peavey amp. Everything lined-up. I bought the amp in 1991, before Nirvana was a household name (and anything associated with Kurt turned to gold), and I lived in relative proximity to Kurt's family. <text:tab/>The story goes, that Kurt used his Peavey amp to persuade Krist to join his band. From there the trail goes dark. We're not talking about wealthy people who had great relationships with their families, here. It is entirely plausible that anyone in need of a buck, with a no-good son bumming around the city, would try to make a buck off some possibly-valuable items. And while there are pawn shops in Aberdeen, a person will always get a better deal in the city where musical equipment matters. The closest and best music store to get such a deal from Aberdeen during that place, at that time, during that era of history – was the American Music in Tukwila.</text:span></text:p>
      <text:p text:style-name="Standard"><text:span text:style-name="T2"><text:tab/>So there you go.</text:span></text:p>
      <text:p text:style-name="Standard"><text:span text:style-name="T2"><text:tab/>Kurt and I learned to play the guitar on the same amplifier. </text:span></text:p>
      <text:p text:style-name="Standard"><text:span text:style-name="T2"><text:tab/>On that note, I'd like to say that I loved that amp. But it's just a thing. And I love Kurt Cobain, for his art, for his passion and for the legacy he left the city of Seattle - which I love probably more than anything I can even fathom at this moment. </text:span></text:p>
      <text:p text:style-name="Standard"><text:span text:style-name="T2"><text:tab/>So cheers to all, and let's not forget that one of the defining characteristics of human beings is our ability to recognize coincidence as patterns. </text:span></text:p>
      <text:p text:style-name="Standard"><text:span text:style-name="T2"><text:tab/>(I wrote this sitting in the courtyard of, what looks to be a Jewish temple, on Union. When I started the sun was out, and suddenly I look-up and it's dark. Okay, off to adventure! Goodn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Clark</meta:initial-creator>
    <meta:creation-date>2014-05-23T20:30:20.69</meta:creation-date>
    <dc:date>2014-05-23T22:14:09.36</dc:date>
    <dc:creator>Alexander Clark</dc:creator>
    <meta:editing-duration>PT22M29S</meta:editing-duration>
    <meta:editing-cycles>12</meta:editing-cycles>
    <meta:generator>OpenOffice/4.0.1$Win32 OpenOffice.org_project/401m5$Build-9714</meta:generator>
    <meta:document-statistic meta:table-count="0" meta:image-count="0" meta:object-count="0" meta:page-count="3" meta:paragraph-count="31" meta:word-count="1963" meta:character-count="10586"/>
  </office:meta>
</office:document-meta>
</file>